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964f" officeooo:paragraph-rsid="0005964f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 Write a query that will produce all the customers whose names begin witha letter from ‘A’, to ‘G’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20:00.746126999</meta:creation-date>
    <dc:date>2024-03-20T16:21:53.962723883</dc:date>
    <meta:editing-duration>PT1M53S</meta:editing-duration>
    <meta:editing-cycles>1</meta:editing-cycles>
    <meta:document-statistic meta:table-count="0" meta:image-count="0" meta:object-count="0" meta:page-count="1" meta:paragraph-count="1" meta:word-count="19" meta:character-count="102" meta:non-whitespace-character-count="84"/>
    <meta:generator>LibreOffice/7.3.7.2$Linux_X86_64 LibreOffice_project/30$Build-2</meta:generator>
  </office:meta>
</office:document-meta>
</file>